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3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style:text-underline-style="none" fo:font-weight="bold" style:font-weight-asian="bold" style:font-weight-complex="bold"/>
    </style:style>
    <style:style style:name="P4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7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8" style:family="paragraph" style:parent-style-name="Standard" style:list-style-name="L2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9" style:family="paragraph" style:parent-style-name="Standard" style:list-style-name="L2" style:master-page-name="">
      <style:paragraph-properties fo:line-height="0.4cm" fo:text-align="start" style:justify-single-word="false" style:page-number="auto" fo:background-color="#ffffff" style:shadow="none">
        <style:background-image/>
      </style:paragraph-properties>
      <style:text-properties style:font-name="Gabriola1"/>
    </style:style>
    <style:style style:name="T1" style:family="text">
      <style:text-properties fo:font-variant="normal" fo:text-transform="none" fo:color="#030303" fo:font-size="10.5pt" fo:letter-spacing="normal" fo:font-style="normal" fo:font-weight="normal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21cm" fo:text-indent="-0.136cm" fo:margin-left="0.771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grédients :</text:p>
      <text:p text:style-name="P4"><text:s text:c="2"/></text:p>
      <text:list xml:id="list3077318673852188313" text:style-name="L1">
        <text:list-item>
          <text:p text:style-name="P5">2 oeufs </text:p>
        </text:list-item>
        <text:list-item>
          <text:p text:style-name="P5">150 g sucre</text:p>
        </text:list-item>
        <text:list-item>
          <text:p text:style-name="P5">100 mL lait</text:p>
        </text:list-item>
        <text:list-item>
          <text:p text:style-name="P5">100 g beurre</text:p>
        </text:list-item>
        <text:list-item>
          <text:p text:style-name="P5">125 g farine</text:p>
        </text:list-item>
        <text:list-item>
          <text:p text:style-name="P5">½ sachet levure chimique</text:p>
        </text:list-item>
        <text:list-item>
          <text:p text:style-name="P5">10mL fleur d'oranger</text:p>
        </text:list-item>
        <text:list-item>
          <text:p text:style-name="P5">5mL vanille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Étapes :</text:p>
      <text:p text:style-name="P2"/>
      <text:list xml:id="list7793980439929267913" text:style-name="L2">
        <text:list-item>
          <text:p text:style-name="P9"><text:span text:style-name="T1">Mélanger les œufs et le sucre. </text:span></text:p>
          <text:p text:style-name="P8"/>
        </text:list-item>
        <text:list-item>
          <text:p text:style-name="P7">Faire fondre le beurre, <text:s/>et l'incorporer dans le mélange œufs -sucre. Y ajouter le lait, ainsi que la farine mélangée à la levure chimique. </text:p>
          <text:p text:style-name="P7"/>
        </text:list-item>
        <text:list-item>
          <text:p text:style-name="P7">Aromatiser <text:span text:style-name="T3">avec</text:span> l'extrait de vanille et la fleur d'oranger. </text:p>
          <text:p text:style-name="P7"/>
        </text:list-item>
        <text:list-item>
          <text:p text:style-name="P7">Beurrer un moule à cake, puis le remplir avec le mélange. Enfourner pendant 40 à 45 minutes à 180°C.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3399ff" fo:padding="0.049cm" fo:border="0.002cm solid #000000" style:shadow="#808080 0.049cm 0.049cm" text:number-lines="false" text:line-number="0" style:join-border="false">
        <style:tab-stops>
          <style:tab-stop style:position="8.5cm" style:type="center"/>
          <style:tab-stop style:position="17cm" style:type="right"/>
        </style:tab-stops>
        <style:drop-cap/>
        <style:background-image/>
      </style:paragraph-properties>
      <style:text-properties fo:font-variant="small-caps" style:text-outline="true" style:font-name="Gabriola" fo:font-size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page-layout style:name="Mpm1">
      <style:page-layout-properties fo:page-width="21.001cm" fo:page-height="14.801cm" style:num-format="1" style:print-orientation="landscape" fo:margin-top="1cm" fo:margin-bottom="1cm" fo:margin-left="2.499cm" fo:margin-right="1cm" fo:border="none" fo:padding="0cm" style:shadow="none" fo:background-color="transparent" style:writing-mode="lr-tb" style:footnote-max-height="0cm">
        <style:background-image/>
        <style:columns fo:column-count="2">
          <style:column-sep style:width="0.035cm" style:color="#000000" style:height="50%" style:vertical-align="middle"/>
          <style:column style:rel-width="2990*" fo:start-indent="0cm" fo:end-indent="0.249cm"/>
          <style:column style:rel-width="7809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3cm" fo:margin-right="3cm" fo:margin-bottom="1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Gâteau Vanille – Fleur d'Oran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LECERF</meta:initial-creator>
    <meta:creation-date>2020-09-19T08:41:16.59</meta:creation-date>
    <dc:date>2020-11-16T22:33:42.23</dc:date>
    <dc:creator>Aurélien LECERF</dc:creator>
    <meta:editing-duration>PT6H31M15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1" meta:paragraph-count="16" meta:word-count="102" meta:character-count="511"/>
  </office:meta>
</office:document-meta>
</file>